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22.47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coderGeometry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eometry information about this GeocoderResul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bounds</text:p>
          </table:table-cell>
          <table:table-cell office:value-type="string">
            <text:p><text:a xlink:href="../LatLngBounds%20class.ods">LatLngBounds</text:a></text:p>
          </table:table-cell>
          <table:table-cell office:value-type="string">
            <text:p>The precise bounds of this GeocodeResult, if applicable</text:p>
          </table:table-cell>
        </table:table-row>
        <table:table-row table:style-name="ro4">
          <table:table-cell office:value-type="string">
            <text:p>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The latitude/longitude coordinates of this result</text:p>
          </table:table-cell>
        </table:table-row>
        <table:table-row table:style-name="ro4">
          <table:table-cell office:value-type="string">
            <text:p>location_type</text:p>
          </table:table-cell>
          <table:table-cell office:value-type="string">
            <text:p><text:a xlink:href="../GeocoderLocationType%20class.ods">GeocoderLocationType</text:a></text:p>
          </table:table-cell>
          <table:table-cell office:value-type="string">
            <text:p>The type of location returned in location</text:p>
          </table:table-cell>
        </table:table-row>
        <table:table-row table:style-name="ro4">
          <table:table-cell office:value-type="string">
            <text:p>viewport</text:p>
          </table:table-cell>
          <table:table-cell office:value-type="string">
            <text:p><text:a xlink:href="../LatLngBounds%20class.ods">LatLngBounds</text:a></text:p>
          </table:table-cell>
          <table:table-cell office:value-type="string">
            <text:p>The bounds of the recommended viewport for displaying this GeocodeResult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2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20:42.91</meta:creation-date>
    <dc:date>2012-07-11T17:24:01.66</dc:date>
    <meta:editing-duration>PT3M18S</meta:editing-duration>
    <meta:editing-cycles>1</meta:editing-cycles>
    <meta:document-statistic meta:table-count="3" meta:cell-count="18" meta:object-count="0"/>
    <meta:generator>OpenOffice.org/3.3$Win32 OpenOffice.org_project/330m20$Build-9567</meta:generator>
  </office:meta>
</office:document-meta>
</file>